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asalization Rg" svg:font-family="'Nasalization Rg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7.3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6e905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9999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9999" loext:opacity="100%" style:text-outline="false" style:text-line-through-style="none" style:text-line-through-type="none" style:font-name="Nasalization Rg" fo:font-size="10pt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a7500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a7500" loext:opacity="100%" style:text-outline="false" style:text-line-through-style="none" style:text-line-through-type="none" style:font-name="Nasalization Rg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5308d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2b2b2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007cm" svg:height="27.554cm" svg:x="0.993cm" svg:y="1.254cm">
          <draw:text-box>
            <text:p text:style-name="P1"><text:span text:style-name="T1">HTML</text:span><text:span text:style-name="T2"> : </text:span><text:span text:style-name="T3">Balise Textuelle</text:span></text:p>
            <text:p text:style-name="P1"><text:span text:style-name="T3"/></text:p>
            <text:p><text:span text:style-name="T4">Qu’est</text:span><text:span text:style-name="T5"> </text:span><text:span text:style-name="T4">qu’une balise Multimédia <text:s/></text:span><text:span text:style-name="T5">?</text:span></text:p>
            <text:p><text:span text:style-name="T6">Une balise multimédia permet d’afficher du contenue multimédia, il sera affiché dans la partis &lt;body&gt; du code et sera visible dans le navigateur client.</text:span></text:p>
            <text:p><text:span text:style-name="T7"/></text:p>
            <text:p text:style-name="P2"><text:span text:style-name="T4">&lt;img&gt;&lt;/img&gt; Permet d’afficher du contenu image :</text:span></text:p>
            <text:p><text:span text:style-name="T6">Permet d'insérer une image</text:span></text:p>
            <text:p><text:span text:style-name="T8">&lt;img src="../picture/logo.png"&gt;</text:span></text:p>
            <text:p><text:span text:style-name="T8"/></text:p>
            <text:p><text:span text:style-name="T6">Permet d'insérer une image avec infobulle(title) et un paragraphe</text:span></text:p>
            <text:p><text:span text:style-name="T8">&lt;p&gt;&lt;img src="logo.png" alt="logo" title="Logo du site"&gt;Paragraphe&lt;/p&gt;</text:span></text:p>
            <text:p><text:span text:style-name="T8"/></text:p>
            <text:p><text:span text:style-name="T6">Permet d'insérer une image avec du contenu textuelle</text:span></text:p>
            <text:p><text:span text:style-name="T8">&lt;figure&gt;</text:span></text:p>
            <text:p><text:span text:style-name="T8"><text:tab/></text:span><text:span text:style-name="T8">&lt;img src="logo.png" alt="logo" title="Logo du site"&gt;</text:span></text:p>
            <text:p><text:span text:style-name="T8"><text:tab/></text:span><text:span text:style-name="T8">&lt;figcaption&gt;Logo du site&lt;/figcaption&gt;</text:span></text:p>
            <text:p><text:span text:style-name="T8">&lt;/figure&gt;</text:span></text:p>
            <text:p><text:span text:style-name="T8"/></text:p>
            <text:p text:style-name="P2"><text:span text:style-name="T6">Permet d'insérer une image avec différentes tailles, qui s’adapte en fonction de l’écran.</text:span></text:p>
            <text:p><text:span text:style-name="T8">&lt;picture&gt;</text:span></text:p>
            <text:p><text:span text:style-name="T8"><text:s text:c="2"/></text:span><text:span text:style-name="T8"><text:tab/></text:span><text:span text:style-name="T8">&lt;source media="(min-width:650px)" srcset="source_de_l'image"&gt;</text:span></text:p>
            <text:p><text:span text:style-name="T8"><text:s text:c="2"/></text:span><text:span text:style-name="T8"><text:tab/></text:span><text:span text:style-name="T8">&lt;source media="(min-width:465px)" srcset="source_de_l'image"&gt;</text:span></text:p>
            <text:p><text:span text:style-name="T8"><text:tab/></text:span><text:span text:style-name="T8">&lt;img src="source_de_l'image" alt="descriptif_image"&gt;</text:span></text:p>
            <text:p><text:span text:style-name="T8">&lt;/picture&gt;</text:span></text:p>
            <text:p><text:span text:style-name="T8"/></text:p>
            <text:p><text:span text:style-name="T6">Permet de définir des zones clickable sur image</text:span></text:p>
            <text:p><text:span text:style-name="T8">&lt;map name="nom_carte_clickable"&gt;</text:span></text:p>
            <text:p><text:span text:style-name="T8"><text:tab/></text:span><text:span text:style-name="T8">&lt;area shape="rect" coords="x1,y1,x2,y2,x3,y3,x4,y4" href="lien_zone_clickable" target="blank_"&gt;</text:span></text:p>
            <text:p><text:span text:style-name="T8"><text:tab/></text:span><text:span text:style-name="T8"><text:tab/></text:span><text:span text:style-name="T8">&lt;area shape="cycle" coords="x1,y1,x2,y2,x1,y1" href="lien_zone_clickable" target="blank_"&gt;</text:span></text:p>
            <text:p><text:span text:style-name="T8"><text:tab/></text:span><text:span text:style-name="T8"><text:tab/></text:span><text:span text:style-name="T8">&lt;area shape="poly" coords="x1,y1,x2,y2,x3,y3" href="lien_zone_clickable" target="blank_"&gt;</text:span></text:p>
            <text:p><text:span text:style-name="T8"><text:tab/></text:span><text:span text:style-name="T8">&lt;/map&gt;</text:span></text:p>
            <text:p><text:span text:style-name="T8"><text:tab/></text:span><text:span text:style-name="T8">&lt;img usemap="#nom_carte_clickable" src="source_de_l'image" alt="descriptif_image" /&gt;</text:span></text:p>
            <text:p><text:span text:style-name="T8"/></text:p>
            <text:p><text:span text:style-name="T9">&lt;video&gt;&lt;/video&gt; Permet d'insérer une vidéo :</text:span></text:p>
            <text:p><text:span text:style-name="T8"/></text:p>
            <text:p text:style-name="P2"><text:span text:style-name="T6"><text:s/></text:span><text:span text:style-name="T6">A partir d’un fichier vidéo</text:span></text:p>
            <text:p><text:span text:style-name="T8">&lt;video controls="autoplay" preload="metadata" poster="url_img_chargement"&gt;</text:span></text:p>
            <text:p><text:span text:style-name="T8"><text:tab/></text:span><text:span text:style-name="T8">&lt;source src="source_de_la_vidéo" type="video/mp4"&gt;</text:span></text:p>
            <text:p><text:span text:style-name="T8"><text:tab/></text:span><text:span text:style-name="T8">&lt;p&gt;Sorry, your browser doesn't support embedded videos.&lt;/p&gt;</text:span></text:p>
            <text:p><text:span text:style-name="T8"><text:tab/></text:span><text:span text:style-name="T8">&lt;track default kind="captions" srclang="fr" src="/media/examples/sous-titre.vtt" /&gt;</text:span></text:p>
            <text:p><text:span text:style-name="T8">&lt;/video&gt;</text:span></text:p>
            <text:p><text:span text:style-name="T8"/></text:p>
            <text:p><text:span text:style-name="T6"><text:s/></text:span><text:span text:style-name="T6">A partir de youtube vidéo</text:span></text:p>
            <text:p><text:span text:style-name="T8"><text:tab/></text:span><text:span text:style-name="T8">&lt;iframe width="560" height="315" src="https://www.youtube.com/embed/4b33NTAuF5E" frameborder="0" allow="accelerometer; autoplay; clipboard-write; encrypted-media; gyroscope; picture-in-picture" allowfullscreen&gt;&lt;/iframe&gt;</text:span></text:p>
            <text:p><text:span text:style-name="T8"/></text:p>
            <text:p><text:span text:style-name="T9">&lt;audio&gt;&lt;/audio&gt; Permet d'insérer un fichier audio</text:span></text:p>
            <text:p><text:span text:style-name="T8"/></text:p>
            <text:p><text:span text:style-name="T8">&lt;audio controls="autoplay" preload="metadata"&gt; </text:span></text:p>
            <text:p><text:span text:style-name="T8"><text:tab/></text:span><text:span text:style-name="T8">&lt;source src="monAudio.mp3" type="audio/mpeg"&gt;</text:span></text:p>
            <text:p><text:span text:style-name="T8"><text:tab/></text:span><text:span text:style-name="T8">&lt;p&gt;Votre navigateur ne prend pas en charge l'audio HTML. Voici un &lt;a </text:span><text:span text:style-name="T8"><text:tab/></text:span><text:span text:style-name="T8"><text:tab/></text:span><text:span text:style-name="T8"><text:tab/></text:span><text:span text:style-name="T8"><text:tab/></text:span><text:span text:style-name="T8">href="myAudio.mp4"&gt;lien vers le fichier audio&lt;/a&gt; pour le télécharger.&lt;/p&gt;</text:span></text:p>
            <text:p><text:span text:style-name="T6"><text:tab/></text:span><text:span text:style-name="T6"><text:tab/></text:span><text:span text:style-name="T6">Permet d’accompagner l'audio avec un sous-titre ou autres </text:span></text:p>
            <text:p><text:span text:style-name="T8"><text:tab/></text:span><text:span text:style-name="T8"><text:tab/></text:span><text:span text:style-name="T8">&lt;track default kind="captions" srclang="fr" src="/media/examples/sous-titre.vtt" /&gt;</text:span></text:p>
            <text:p><text:span text:style-name="T8"><text:tab/></text:span><text:span text:style-name="T8">&lt;/audio&gt;</text:span></text:p>
            <text:p><text:span text:style-name="T8"/></text:p>
            <text:p><text:span text:style-name="T8"/></text:p>
          </draw:text-box>
        </draw:frame>
      </draw:page>
      <draw:page draw:name="page2" draw:style-name="dp1" draw:master-page-name="Default">
        <draw:frame draw:style-name="gr1" draw:text-style-name="P3" draw:layer="layout" svg:width="19.007cm" svg:height="27.554cm" svg:x="0.994cm" svg:y="1.254cm">
          <draw:text-box>
            <text:p text:style-name="P1"><text:span text:style-name="T1">HTML</text:span><text:span text:style-name="T2"> : </text:span><text:span text:style-name="T3">Balise Textuelle</text:span></text:p>
            <text:p><text:span text:style-name="T7"/></text:p>
            <text:p><text:span text:style-name="T7"/></text:p>
            <text:p><text:span text:style-name="T9">Intégration <text:s/>Permet de sauter à la ligne :</text:span></text:p>
            <text:p text:style-name="P2"><text:span text:style-name="T8"/></text:p>
            <text:p text:style-name="P2"><text:span text:style-name="T6">Permet l'intégration d'une page HTML, intégrée dans la page principale</text:span></text:p>
            <text:p text:style-name="P2"><text:span text:style-name="T8">&lt;iframe id="inlineFrameExample" title="Inline Frame Example"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src="</text:span><text:span text:style-name="T8"><text:a xlink:href="https://www.openstreetmap.org/export/embed.html?bbox=-" xlink:type="simple">https://www.openstreetmap.org/export/embed.html?bbox=-</text:a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0.004017949104309083%2C51.47612752641776%2C0.0003057718276977</text:span></text:p>
            <text:p text:style-name="P2"><text:span text:style-name="T8"><text:tab/></text:span><text:span text:style-name="T8">5396%2C51.478569861898606&amp;layer=mapnik"&gt;</text:span></text:p>
            <text:p text:style-name="P2"><text:span text:style-name="T8">&lt;/iframe&gt;</text:span></text:p>
            <text:p text:style-name="P2"><text:span text:style-name="T8"/></text:p>
            <text:p text:style-name="P2"><text:span text:style-name="T6">Permet à une ressource externe d'être interprétée comme une image</text:span></text:p>
            <text:p text:style-name="P2"><text:span text:style-name="T8">&lt;object type="application/pdf" data="/media/examples/fichier.pdf"&gt;</text:span></text:p>
            <text:p text:style-name="P2"><text:span text:style-name="T8"/></text:p>
            <text:p text:style-name="P2"><text:span text:style-name="T6"><text:tab/></text:span><text:span text:style-name="T6">Permet d'ajouter des paramètre à un objet</text:span></text:p>
            <text:p text:style-name="P2"><text:span text:style-name="T8"><text:tab/></text:span><text:span text:style-name="T8">&lt;param name="" value=""&gt;</text:span></text:p>
            <text:p text:style-name="P2"><text:span text:style-name="T8">&lt;/object&gt;</text:span></text:p>
            <text:p text:style-name="P2"><text:span text:style-name="T8"/></text:p>
            <text:p text:style-name="P2"><text:span text:style-name="T6">Permet de déssiné des formes à partis d'un fichier JS</text:span></text:p>
            <text:p text:style-name="P2"><text:span text:style-name="T8">&lt;canvas id="canvas"&gt;&lt;/canvas&gt;</text:span></text:p>
            <text:p text:style-name="P2"><text:span text:style-name="T8"/></text:p>
            <text:p text:style-name="P2"><text:span text:style-name="T8">&lt;script type="text/javascript"&gt;</text:span></text:p>
            <text:p text:style-name="P2"><text:span text:style-name="T8"><text:tab/></text:span><text:span text:style-name="T8">var canvas = document.getElementById('canvas');</text:span></text:p>
            <text:p text:style-name="P2"><text:span text:style-name="T8"><text:tab/></text:span><text:span text:style-name="T8">var ctx = canvas.getContext('2d');</text:span></text:p>
            <text:p text:style-name="P2"><text:span text:style-name="T8"/></text:p>
            <text:p text:style-name="P2"><text:span text:style-name="T8"><text:tab/></text:span><text:span text:style-name="T8">ctx.fillStyle = 'green';</text:span></text:p>
            <text:p text:style-name="P2"><text:span text:style-name="T8"><text:tab/></text:span><text:span text:style-name="T8">ctx.fillRect(10, 10, 100, 100);</text:span></text:p>
            <text:p text:style-name="P2"><text:span text:style-name="T8">&lt;/script&gt;</text:span></text:p>
            <text:p text:style-name="P2"><text:span text:style-name="T8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asalization Rg" svg:font-family="'Nasalization Rg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1-01-08T13:27:16.018000000</dc:date>
    <meta:editing-duration>PT3H12M12S</meta:editing-duration>
    <meta:editing-cycles>13</meta:editing-cycles>
    <meta:document-statistic meta:object-count="2"/>
  </office:meta>
</office:document-meta>
</file>